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d0bff"/>
    </style:style>
    <style:style style:name="P2" style:family="paragraph" style:parent-style-name="Preformatted_20_Text">
      <style:paragraph-properties fo:orphans="1" style:writing-mode="lr-tb"/>
      <style:text-properties officeooo:paragraph-rsid="000d0bff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d0bff"/>
    </style:style>
    <style:style style:name="P4" style:family="paragraph" style:parent-style-name="Text_20_body">
      <style:text-properties officeooo:paragraph-rsid="000d0b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Refining Elliptic Modular Scaling Across Quantum and Cosmic Structures</text:span></text:p>
      <text:p text:style-name="P1"><text:span text:style-name="Source_20_Text"># Step 3: Refining Elliptic Modular Scaling Across Quantum and Cosmic Structures</text:span></text:p>
      <text:p text:style-name="P2"/>
      <text:p text:style-name="P2"><text:span text:style-name="Source_20_Text"># Define a function to model elliptic modular scaling at different energy levels</text:span></text:p>
      <text:p text:style-name="P2"><text:span text:style-name="Source_20_Text">def elliptic_modular_scaling(x, y, a=-1, b=1, scale_factor=0.05):</text:span></text:p>
      <text:p text:style-name="P2"><text:span text:style-name="Source_20_Text"><text:s text:c="4"/>"""Models structured space scaling from quantum to cosmic scales using elliptic curve principles."""</text:span></text:p>
      <text:p text:style-name="P2"><text:span text:style-name="Source_20_Text"><text:s text:c="4"/>return (y**2 - (x**3 + a*x + b)) / (np.sqrt(x**2 + y**2 + 1e-6) * np.exp(scale_factor * np.abs(x)))</text:span></text:p>
      <text:p text:style-name="P2"/>
      <text:p text:style-name="P2"><text:span text:style-name="Source_20_Text"># Generate grid for visualization</text:span></text:p>
      <text:p text:style-name="P2"><text:span text:style-name="Source_20_Text">Z_scaled_space = elliptic_modular_scaling(X_space, Y_space)</text:span></text:p>
      <text:p text:style-name="P2"/>
      <text:p text:style-name="P2"><text:span text:style-name="Source_20_Text"># Plot elliptic modular space scaling from quantum to cosmic levels</text:span></text:p>
      <text:p text:style-name="P2"><text:span text:style-name="Source_20_Text">plt.figure(figsize=(10, 6))</text:span></text:p>
      <text:p text:style-name="P2"><text:span text:style-name="Source_20_Text">plt.contourf(X_space, Y_space, Z_scaled_space, cmap="plasma", levels=50)</text:span></text:p>
      <text:p text:style-name="P2"><text:span text:style-name="Source_20_Text">plt.colorbar(label="Elliptic Modular Space Scaling")</text:span></text:p>
      <text:p text:style-name="P2"><text:span text:style-name="Source_20_Text">plt.title("Quantum to Cosmic Space Scaling via Elliptic Modular Structuring")</text:span></text:p>
      <text:p text:style-name="P2"><text:span text:style-name="Source_20_Text">plt.xlabel("X Coordinate (Quantum to Cosmic Modularity)")</text:span></text:p>
      <text:p text:style-name="P2"><text:span text:style-name="Source_20_Text">plt.ylabel("Y Coordinate (Wave Density)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18:43.934011521</meta:creation-date>
    <dc:date>2025-02-09T12:19:30.079502403</dc:date>
    <meta:editing-duration>PT46S</meta:editing-duration>
    <meta:editing-cycles>1</meta:editing-cycles>
    <meta:document-statistic meta:table-count="0" meta:image-count="0" meta:object-count="0" meta:page-count="1" meta:paragraph-count="16" meta:word-count="122" meta:character-count="997" meta:non-whitespace-character-count="883"/>
    <meta:generator>LibreOffice/24.2.7.2$Linux_X86_64 LibreOffice_project/420$Build-2</meta:generator>
  </office:meta>
</office:document-meta>
</file>